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13"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14">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14">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are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14">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15"><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19">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14">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14">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the purpose of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18"><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18"><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13">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1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ext:soft-page-break/>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5"/>
      <text:p text:style-name="P5"><text:tab/>Typically, a Skill will be more situationally relavent than a general Ability Check. To make a Skill Check, make a Ability Check of the Skill's parent Ability, </text:p>
      <text:p text:style-name="P5"/>
      <text:p text:style-name="P12"><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14">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17">Gaining Features</text:p>
      <text:p text:style-name="P5"/>
      <text:p text:style-name="P5"><text:tab/>Each Feature has an indicated Experience cost. When you gain a Feature, reduce your Experience by that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17">Gaining Traits</text:p>
      <text:p text:style-name="P5"/>
      <text:p text:style-name="P5"><text:tab/>Each Trait has an indicated Experience cost. When you gain a Trait, reduce your Experience <text:soft-page-break/>by that Trait's Experience cost.</text:p>
      <text:p text:style-name="P5"/>
      <text:p text:style-name="P5"><text:tab/>Some Traits have additional Requirements that a Character must meet before they are eligable to gain that Trait (such as having a TMK of 3 or more).</text:p>
      <text:p text:style-name="P5"/>
      <text:p text:style-name="P16"><text:span text:style-name="T3">Gaining and Improving Skills</text:span><text:line-break/></text:p>
      <text:p text:style-name="P16"><text:span text:style-name="T5"><text:tab/>The Experience Cost of increasing your Degree of Proficiency in a given Skill depends on the type of Skill you are improving.</text:span></text:p>
      <text:p text:style-name="P16"><text:span text:style-name="T5"/></text:p>
      <text:p text:style-name="P16"><text:span text:style-name="T5"><text:tab/>Increasing your Degree of Proficiency in any </text:span><text:span text:style-name="T4">Combat Skill</text:span><text:span text:style-name="T5"> costs a number of EXP equal to twice the value of the Degree of Proficiency you are gaining (your first Degree in a Combat Skill costs 2 EXP, your second costs 4 EXP, your third costs 6 EXP, and so on).</text:span></text:p>
      <text:p text:style-name="P16"><text:span text:style-name="T5"/></text:p>
      <text:p text:style-name="P16"><text:span text:style-name="T5"><text:tab/>Increasing your Degree of Proficiency in any </text:span><text:span text:style-name="T4">Personal Skill </text:span><text:span text:style-name="T5">or </text:span><text:span text:style-name="T4">Physical Skill</text:span><text:span text:style-name="T5"> costs a number of EXP equal to the value of the Degree of Proficiency you are gaining (your first Degree in a Personal Skill costs 1 EXP, your second costs 2 EXP, your third costs 3 EXP, and so on).</text:span></text:p>
      <text:p text:style-name="P16"><text:span text:style-name="T5"/></text:p>
      <text:p text:style-name="P16"><text:span text:style-name="T5"><text:tab/>Increasing your Degree of Proficiency in any </text:span><text:span text:style-name="T4">Knowledge Skill</text:span><text:span text:style-name="T5"> costs a number of EXP equal to twice the value of the Degree of Proficiency (your first Degree in a Knowledge Skill costs 2 EXP, your second costs 4 EXP, your third costs 6 EXP, and so on) and a Knowledge Source (such as a topical book, a willing professor, or another less mundane source).</text:span></text:p>
      <text:p text:style-name="P16"><text:span text:style-name="T5"/></text:p>
      <text:p text:style-name="P16"><text:tab/><text:span text:style-name="T5">Increasing your Degree of Proficiency in any </text:span><text:span text:style-name="T4">Professional Skill</text:span><text:span text:style-name="T5"> costs a number of EXP equal to twice the value of the Degree of Proficiency (your first Degree in a Professional Skill costs 2 EXP, your second costs 4 EXP, your third costs 6 EXP, and so on) and a number of Watches spent using that Professional Skill equal to eight times the value of the Degree of Proficiency (your first Degree in a Professional Skill requires 8 Watches, your second requires 16 Watches, and so on).</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oft-page-break/><text:span text:style-name="T5"/></text:p>
      <text:p text:style-name="P16"><text:span text:style-name="T5"/></text:p>
      <text:p text:style-name="P16"><text:span text:style-name="T5"/></text:p>
      <text:p text:style-name="P15">Living in the World</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1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1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worth of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1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orth of Water - one gallon.<text:line-break/><text:soft-page-break/><text:line-break/>When a day passes, you will gain or lose conditions based on the amount of Water you've drank;</text:p>
      <text:p text:style-name="P5"><text:tab/>- If you drink a Full Ration, you Chemically Resolve any number of stacks of the '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1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15">Combat &amp; Actions</text:p>
      <text:p text:style-name="P5"/>
      <text:p text:style-name="P5"><text:tab/>When you find yourself in a situation that you recognize as dangerous, your body begins to pump adrenaline through your veins. As you begin to consciously analyze your surroundings, your body will prepare itself for immediate action and reaction.<text:line-break/><text:line-break/><text:tab/>In our game of RHoD, your character will find themselves in dangerous situations commonly. During a time when your character's mortal life could be threatened, or you are entering a hazardous space, your Referee may <text:span text:style-name="T2">Call for Initiative</text:span>, and begin to section time into Rounds. This portion of our game is known as an <text:span text:style-name="T1">Encounter</text:span><text:span text:style-name="T6">.</text:span></text:p>
      <text:p text:style-name="P5"><text:span text:style-name="T6"/></text:p>
      <text:p text:style-name="P17">Call for Intiative &amp; Taking Turns</text:p>
      <text:p text:style-name="P5"/>
      <text:p text:style-name="P5"><text:tab/>When Initiative is Called, participating Characters will make Initiative Skill Checks. Then, each character's result will be compared and ordered from greatest to least. This order is known as the Turn Order, and dictates when a Character takes their Turn to act compared to others during the Round. </text:p>
      <text:p text:style-name="P5"/>
      <text:p text:style-name="P5"><text:tab/>During an Encounter, each Character will have a Turn to act during each Round. At the beginning of a Character's Turn, they gain a number of Action Points equal to half their Dexterity Score.</text:p>
      <text:p text:style-name="P5"/>
      <text:p text:style-name="P5"><text:tab/>On your Turn you may take as many Actions as you can pay for using your Action Points. At the end of your Turn, any remaining or unspent Action Points are lost. You may not take Actions while it is not your Turn. Actions are mechanically defined as the Features or Generic Actions you could use on your Turn.</text:p>
      <text:p text:style-name="P5"/>
      <text:p text:style-name="P14">Combat Definitions</text:p>
      <text:p text:style-name="P5"><text:tab/>A number of positions and circumstances during combat will effect the outcome of that combat - who lives and who dies. The following section discusses the rules and definitions of how combat generally operates.</text:p>
      <text:p text:style-name="P5"/>
      <text:p text:style-name="P5">Timing</text:p>
      <text:p text:style-name="P5"/>
      <text:p text:style-name="P5">Stance</text:p>
      <text:p text:style-name="P5"/>
      <text:p text:style-name="P5">Cover</text:p>
      <text:p text:style-name="P5"/>
      <text:p text:style-name="P5">Positioning</text:p>
      <text:p text:style-name="P5"/>
      <text:p text:style-name="P5">Damage &amp; Damage Types</text:p>
      <text:p text:style-name="P5"/>
      <text:p text:style-name="P5"><text:tab/>// - // - // - //</text:p>
      <text:p text:style-name="P5"/>
      <text:p text:style-name="P5">Combat Definitions</text:p>
      <text:p text:style-name="P5"/>
      <text:p text:style-name="P5"><text:soft-page-break/>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5"/></text:p>
      <text:p text:style-name="P6"><text:span text:style-name="T5">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0M14S</meta:editing-duration>
    <meta:editing-cycles>8</meta:editing-cycles>
    <meta:generator>OpenOffice/4.1.13$Win32 OpenOffice.org_project/4113m1$Build-9810</meta:generator>
    <dc:date>2024-08-01T20:46:38.05</dc:date>
    <meta:document-statistic meta:table-count="1" meta:image-count="0" meta:object-count="0" meta:page-count="11" meta:paragraph-count="154" meta:word-count="3021" meta:character-count="17581"/>
    <meta:user-defined meta:name="Info 1"/>
    <meta:user-defined meta:name="Info 2"/>
    <meta:user-defined meta:name="Info 3"/>
    <meta:user-defined meta:name="Info 4"/>
  </office:meta>
</office:document-meta>
</file>